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modern" style:font-pitch="variable"/>
    <style:font-face style:name="Liberation Mono1" svg:font-family="'Liberation Mono'" style:font-family-generic="moder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558cm" style:rel-column-width="5806*"/>
    </style:style>
    <style:style style:name="Tabelle1.B" style:family="table-column">
      <style:table-column-properties style:column-width="1.559cm" style:rel-column-width="5807*"/>
    </style:style>
    <style:style style:name="Tabelle1.G" style:family="table-column">
      <style:table-column-properties style:column-width="2.004cm" style:rel-column-width="7465*"/>
    </style:style>
    <style:style style:name="Tabelle1.K" style:family="table-column">
      <style:table-column-properties style:column-width="1.559cm" style:rel-column-width="581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K1" style:family="table-cell">
      <style:table-cell-properties fo:padding="0.097cm" fo:border="0.002cm solid #000000"/>
    </style:style>
    <style:style style:name="Tabelle1.D2" style:family="table-cell">
      <style:table-cell-properties fo:padding="0.097cm" fo:border-left="0.002cm solid #000000" fo:border-right="none" fo:border-top="none" fo:border-bottom="0.002cm solid #000000"/>
    </style:style>
    <style:style style:name="Tabelle1.K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name-asian="Monaco" style:font-size-asian="10pt" style:font-name-complex="Monaco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8pt" style:font-name-asian="Monaco" style:font-size-asian="8pt" style:font-name-complex="Monaco" style:font-size-complex="8pt"/>
    </style:style>
    <style:style style:name="P9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1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style:font-size-asian="10pt" style:font-size-complex="10pt" style:text-rotation-angle="90" style:text-rotation-scale="line-heigh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0pt" style:font-name-asian="Webdings" style:font-size-asian="10pt" style:font-name-complex="Webdings" style:font-size-complex="10pt"/>
    </style:style>
    <style:style style:name="P17" style:family="paragraph" style:parent-style-name="Preformatted_20_Text">
      <style:paragraph-properties loext:contextual-spacing="false" fo:margin-top="0cm" fo:margin-bottom="0.499cm"/>
    </style:style>
    <style:style style:name="P18" style:family="paragraph" style:parent-style-name="Preformatted_20_Text">
      <style:paragraph-properties loext:contextual-spacing="false" fo:margin-top="0cm" fo:margin-bottom="0cm"/>
    </style:style>
    <style:style style:name="P1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1" style:family="paragraph" style:parent-style-name="Heading_20_2">
      <style:paragraph-properties loext:contextual-spacing="false" fo:margin-top="0cm" fo:margin-bottom="0cm"/>
    </style:style>
    <style:style style:name="P22" style:family="paragraph" style:parent-style-name="Preformatted_20_Text">
      <style:paragraph-properties loext:contextual-spacing="false" fo:margin-top="0cm" fo:margin-bottom="0cm"/>
    </style:style>
    <style:style style:name="P23" style:family="paragraph" style:parent-style-name="Heading_20_3">
      <style:text-properties fo:color="#000000" style:font-name="Times New Roman" fo:font-size="12pt" style:font-size-asian="12pt" style:font-size-complex="12pt"/>
    </style:style>
    <style:style style:name="P24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style:font-size-asian="14pt" style:font-size-complex="14pt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7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Text_20_body" style:list-style-name="L2"/>
    <style:style style:name="P29" style:family="paragraph" style:parent-style-name="Text_20_body" style:list-style-name="L3">
      <style:paragraph-properties fo:text-align="start" style:justify-single-word="false"/>
    </style:style>
    <style:style style:name="P30" style:family="paragraph" style:parent-style-name="Text_20_body" style:list-style-name="L1">
      <style:paragraph-properties fo:margin-top="0cm" fo:margin-bottom="0cm"/>
      <style:text-properties style:font-name="Monospace" fo:font-size="10pt" style:font-name-asian="Monospace" style:font-size-asian="10pt" style:font-name-complex="Monospace" style:font-size-complex="10pt"/>
    </style:style>
    <style:style style:name="P31" style:family="paragraph" style:parent-style-name="Standard" style:list-style-name="L1"/>
    <style:style style:name="P32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3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Standard" style:list-style-name="L1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36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37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8" style:family="paragraph" style:parent-style-name="Standard" style:list-style-name="L1">
      <style:paragraph-properties fo:margin-top="0cm" fo:margin-bottom="0cm"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9" style:family="paragraph" style:parent-style-name="Standard">
      <style:paragraph-properties loext:contextual-spacing="false" fo:margin-top="0cm" fo:margin-bottom="0cm"/>
      <style:text-properties style:font-name="Liberation Mono1" fo:font-size="10pt" style:font-name-asian="Monaco" style:font-size-asian="10pt" style:font-name-complex="Monaco" style:font-size-complex="10pt"/>
    </style:style>
    <style:style style:name="P40" style:family="paragraph" style:parent-style-name="Standard" style:list-style-name="L1">
      <style:paragraph-properties fo:margin-top="0cm" fo:margin-bottom="0cm" fo:text-align="start" style:justify-single-word="false" fo:background-color="transparent" style:text-autospace="none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41" style:family="paragraph" style:parent-style-name="Standard" style:list-style-name="L1">
      <style:paragraph-properties fo:margin-top="0cm" fo:margin-bottom="0cm" fo:text-align="start" style:justify-single-word="false" fo:background-color="transparent" style:text-autospace="none">
        <style:background-image/>
      </style:paragraph-properties>
      <style:text-properties fo:color="#2a00ff" style:font-name="Monospace" fo:font-size="10pt" style:font-name-asian="Monospace" style:font-size-asian="10pt" style:font-name-complex="Monospace" style:font-size-complex="10pt"/>
    </style:style>
    <style:style style:name="P4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Liberation Mono1" fo:font-size="10pt" style:font-name-asian="Monaco" style:font-size-asian="10pt" style:font-name-complex="Monaco" style:font-size-complex="10pt"/>
    </style:style>
    <style:style style:name="P4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Liberation Mono1" fo:font-size="10pt" style:font-size-asian="10pt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style:font-name-asian="Monospace" style:font-name-complex="Monospace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2" style:family="text">
      <style:text-properties fo:color="#000000" style:font-name="Monospace1" fo:font-size="10pt" style:font-size-asian="10pt"/>
    </style:style>
    <style:style style:name="T13" style:family="text">
      <style:text-properties fo:color="#000000" style:font-name="Arial" fo:font-size="14pt" style:font-size-asian="14pt" style:font-size-complex="14pt"/>
    </style:style>
    <style:style style:name="T14" style:family="text">
      <style:text-properties fo:color="#000000" style:font-name="Arial" fo:font-size="14pt" style:font-name-asian="Monospace" style:font-size-asian="14pt" style:font-name-complex="Monospace" style:font-size-complex="14pt"/>
    </style:style>
    <style:style style:name="T15" style:family="text">
      <style:text-properties fo:color="#000000" style:font-name="Courier New" fo:font-size="12pt" style:font-size-asian="12pt" style:font-size-complex="12pt"/>
    </style:style>
    <style:style style:name="T16" style:family="text">
      <style:text-properties fo:color="#000000" style:font-name="Courier New" fo:font-size="12pt" style:font-name-asian="Monospace" style:font-size-asian="12pt" style:font-name-complex="Monospace" style:font-size-complex="12pt"/>
    </style:style>
    <style:style style:name="T17" style:family="text">
      <style:text-properties fo:color="#000000" style:font-name="Courier New" fo:font-size="8pt" style:font-name-asian="Monaco" style:font-size-asian="8pt" style:font-name-complex="Monaco" style:font-size-complex="8pt"/>
    </style:style>
    <style:style style:name="T18" style:family="text">
      <style:text-properties fo:color="#2a00ff"/>
    </style:style>
    <style:style style:name="T19" style:family="text">
      <style:text-properties fo:color="#2a00ff" style:font-name="Monospace" style:font-name-asian="Monospace" style:font-name-complex="Monospace"/>
    </style:style>
    <style:style style:name="T20" style:family="text">
      <style:text-properties fo:color="#2a00ff" style:font-name="Monospace" fo:font-size="10pt" style:font-size-asian="10pt" style:font-size-complex="10pt"/>
    </style:style>
    <style:style style:name="T21" style:family="text">
      <style:text-properties fo:color="#2a00ff" fo:font-weight="normal" style:font-weight-asian="normal" style:font-weight-complex="normal"/>
    </style:style>
    <style:style style:name="T22" style:family="text">
      <style:text-properties fo:color="#0000c0"/>
    </style:style>
    <style:style style:name="T23" style:family="text">
      <style:text-properties fo:color="#0000c0" fo:font-style="italic" style:font-style-asian="italic" style:font-style-complex="italic"/>
    </style:style>
    <style:style style:name="T24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3f7f5f"/>
    </style:style>
    <style:style style:name="T26" style:family="text">
      <style:text-properties fo:color="#3f7f5f" style:text-underline-style="solid" style:text-underline-width="auto" style:text-underline-color="font-color"/>
    </style:style>
    <style:style style:name="T27" style:family="text">
      <style:text-properties style:font-name="Monospace" fo:font-size="10pt" fo:font-style="italic" style:font-size-asian="10pt" style:font-style-asian="italic" style:font-size-complex="10pt" style:font-style-complex="italic"/>
    </style:style>
    <style:style style:name="T28" style:family="text">
      <style:text-properties style:font-name="Monospace" fo:font-size="10pt" style:font-size-asian="10pt" style:font-size-complex="10pt"/>
    </style:style>
    <style:style style:name="T29" style:family="text">
      <style:text-properties style:font-name="Times New Roman"/>
    </style:style>
    <style:style style:name="T30" style:family="text">
      <style:text-properties fo:color="#6a3e3e"/>
    </style:style>
    <style:style style:name="T31" style:family="text">
      <style:text-properties fo:color="#6a3e3e" style:font-name="Courier New" fo:font-size="8pt" style:font-name-asian="Monaco" style:font-size-asian="8pt" style:font-name-complex="Monaco" style:font-size-complex="8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color="#008080"/>
    </style:style>
    <style:style style:name="T34" style:family="text">
      <style:text-properties fo:color="#008080" style:font-name-asian="Monaco" style:font-name-complex="Monaco"/>
    </style:style>
    <style:style style:name="T35" style:family="text">
      <style:text-properties fo:color="#3f7f7f"/>
    </style:style>
    <style:style style:name="T36" style:family="text">
      <style:text-properties fo:color="#3f7f7f" style:font-name-asian="Monaco" style:font-name-complex="Monaco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6931_418471081"/>Mustang project user documentation<text:bookmark-end text:name="__RefHeading__6931_418471081"/></text:h>
      <text:p text:style-name="Text_20_body">Jochen Stärk</text:p>
      <text:p text:style-name="Text_20_body">For Mustangproject 1.4.0, 2017-05-18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9"><text:a xlink:type="simple" xlink:href="#__RefHeading__6931_418471081" text:style-name="Index_20_Link" text:visited-style-name="Index_20_Link">Mustang project user documentation<text:tab/>1</text:a></text:p>
          <text:p text:style-name="P19"><text:a xlink:type="simple" xlink:href="#__RefHeading__6933_418471081" text:style-name="Index_20_Link" text:visited-style-name="Index_20_Link">About Mustangproject<text:tab/>1</text:a></text:p>
          <text:p text:style-name="P19"><text:a xlink:type="simple" xlink:href="#__RefHeading__6935_418471081" text:style-name="Index_20_Link" text:visited-style-name="Index_20_Link">Overview of ZUGFeRD-Solutions<text:tab/>1</text:a></text:p>
          <text:p text:style-name="P19"><text:a xlink:type="simple" xlink:href="#__RefHeading__6971_418471081" text:style-name="Index_20_Link" text:visited-style-name="Index_20_Link">Download/Project setup<text:tab/>2</text:a></text:p>
          <text:p text:style-name="P20"><text:a xlink:type="simple" xlink:href="#__RefHeading__6973_418471081" text:style-name="Index_20_Link" text:visited-style-name="Index_20_Link">Source code<text:tab/>2</text:a></text:p>
          <text:p text:style-name="P20"><text:a xlink:type="simple" xlink:href="#__RefHeading__6975_418471081" text:style-name="Index_20_Link" text:visited-style-name="Index_20_Link">Project setup without Maven<text:tab/>2</text:a></text:p>
          <text:p text:style-name="P20"><text:a xlink:type="simple" xlink:href="#__RefHeading__6977_418471081" text:style-name="Index_20_Link" text:visited-style-name="Index_20_Link">With Maven<text:tab/>3</text:a></text:p>
          <text:p text:style-name="P19"><text:a xlink:type="simple" xlink:href="#__RefHeading__6939_418471081" text:style-name="Index_20_Link" text:visited-style-name="Index_20_Link">Reading ZUGFeRD data<text:tab/>3</text:a></text:p>
          <text:p text:style-name="P20"><text:a xlink:type="simple" xlink:href="#__RefHeading__6941_418471081" text:style-name="Index_20_Link" text:visited-style-name="Index_20_Link">Complete sample source code for reading ZUGFeRD data<text:tab/>3</text:a></text:p>
          <text:p text:style-name="P19"><text:a xlink:type="simple" xlink:href="#__RefHeading__6943_418471081" text:style-name="Index_20_Link" text:visited-style-name="Index_20_Link">Writing a ZUGFeRD-PDF file<text:tab/>4</text:a></text:p>
          <text:p text:style-name="P20"><text:a xlink:type="simple" xlink:href="#__RefHeading__6945_4184710811" text:style-name="Index_20_Link" text:visited-style-name="Index_20_Link">Complete source code example for writing ZUGFeRD PDFs<text:tab/>7</text:a></text:p>
          <text:p text:style-name="P20"><text:a xlink:type="simple" xlink:href="#__RefHeading__6979_4184710811" text:style-name="Index_20_Link" text:visited-style-name="Index_20_Link">Writing custom XML-Data<text:tab/>7</text:a></text:p>
          <text:p text:style-name="P20"><text:a xlink:type="simple" xlink:href="#__RefHeading__7143_1002515601" text:style-name="Index_20_Link" text:visited-style-name="Index_20_Link">Supplementary functions<text:tab/>7</text:a></text:p>
        </text:index-body>
      </text:table-of-content>
      <text:p text:style-name="Text_20_body"/>
      <text:h text:style-name="Heading_20_2" text:outline-level="2"><text:bookmark-start text:name="__RefHeading__6933_418471081"/>About Mustangproject<text:bookmark-end text:name="__RefHeading__6933_418471081"/></text:h>
      <text:p text:style-name="Text_20_body">Mustangproject is a Java-Library for extended („ZUGFeRD“-)metadata in PDF-invoices. It requires the Apache PDFBox library, uses PDF/A files as input and is, like Apache PDFBox subject to the APL-License and can therefore, within the terms of the Apache Public License, be used for free in commercial and noncommercial projects as long as e.g. a according „Notice“-file is placed.</text:p>
      <text:h text:style-name="Heading_20_2" text:outline-level="2"><text:bookmark-start text:name="__RefHeading__6935_418471081"/>Overview of ZUGFeRD-Solutions<text:bookmark-end text:name="__RefHeading__6935_418471081"/></text:h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G"/>
        <table:table-column table:style-name="Tabelle1.A"/>
        <table:table-column table:style-name="Tabelle1.B" table:number-columns-repeated="2"/>
        <table:table-column table:style-name="Tabelle1.K"/>
        <table:table-row>
          <table:table-cell table:style-name="Tabelle1.A1" table:number-rows-spanned="2" office:value-type="string">
            <text:p text:style-name="P12"/>
          </table:table-cell>
          <table:table-cell table:style-name="Tabelle1.A1" table:number-rows-spanned="2" office:value-type="string">
            <text:p text:style-name="P12">Platform</text:p>
          </table:table-cell>
          <table:table-cell table:style-name="Tabelle1.A1" table:number-rows-spanned="2" office:value-type="string">
            <text:p text:style-name="P12">License</text:p>
          </table:table-cell>
          <table:table-cell table:style-name="Tabelle1.A1" table:number-columns-spanned="4" office:value-type="string">
            <text:p text:style-name="P15">Functionality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5">Viable for</text:p>
          </table:table-cell>
          <table:covered-table-cell/>
          <table:covered-table-cell/>
          <table:table-cell table:style-name="Tabelle1.K1" table:number-rows-spanned="2" office:value-type="string">
            <text:p text:style-name="P12">Price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14">Read PDF</text:p>
          </table:table-cell>
          <table:table-cell table:style-name="Tabelle1.D2" office:value-type="string">
            <text:p text:style-name="P13">create XML</text:p>
          </table:table-cell>
          <table:table-cell table:style-name="Tabelle1.D2" office:value-type="string">
            <text:p text:style-name="P14"><text:s/>write PDF</text:p>
          </table:table-cell>
          <table:table-cell table:style-name="Tabelle1.D2" office:value-type="string">
            <text:p text:style-name="P14">PDF/A-Conversion</text:p>
          </table:table-cell>
          <table:table-cell table:style-name="Tabelle1.D2" office:value-type="string">
            <text:p text:style-name="P13">Commercial software</text:p>
          </table:table-cell>
          <table:table-cell table:style-name="Tabelle1.D2" office:value-type="string">
            <text:p text:style-name="P13">Freeware</text:p>
          </table:table-cell>
          <table:table-cell table:style-name="Tabelle1.D2" office:value-type="string">
            <text:p text:style-name="P13">Open Source</text:p>
          </table:table-cell>
          <table:covered-table-cell/>
        </table:table-row>
        <table:table-row>
          <table:table-cell table:style-name="Tabelle1.D2" office:value-type="string">
            <text:p text:style-name="P12">intarsys</text:p>
          </table:table-cell>
          <table:table-cell table:style-name="Tabelle1.D2" office:value-type="string">
            <text:p text:style-name="P12">Java</text:p>
          </table:table-cell>
          <table:table-cell table:style-name="Tabelle1.D2" office:value-type="string">
            <text:p text:style-name="P12">proprietary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No</text:p>
          </table:table-cell>
          <table:table-cell table:style-name="Tabelle1.K3" office:value-type="string">
            <text:p text:style-name="P12">On request</text:p>
          </table:table-cell>
        </table:table-row>
        <table:table-row>
          <table:table-cell table:style-name="Tabelle1.D2" office:value-type="string">
            <text:p text:style-name="P12">Konik</text:p>
          </table:table-cell>
          <table:table-cell table:style-name="Tabelle1.D2" office:value-type="string">
            <text:p text:style-name="P12">Java</text:p>
          </table:table-cell>
          <table:table-cell table:style-name="Tabelle1.D2" office:value-type="string">
            <text:p text:style-name="P12">AGPL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No</text:p>
          </table:table-cell>
          <table:table-cell table:style-name="Tabelle1.D2" office:value-type="string">
            <text:p text:style-name="P16">No</text:p>
          </table:table-cell>
          <table:table-cell table:style-name="Tabelle1.D2" office:value-type="string">
            <text:p text:style-name="P16">No</text:p>
          </table:table-cell>
          <table:table-cell table:style-name="Tabelle1.D2" office:value-type="string">
            <text:p text:style-name="P16">Yes</text:p>
          </table:table-cell>
          <table:table-cell table:style-name="Tabelle1.K3" office:value-type="string">
            <text:p text:style-name="P12">0 €</text:p>
          </table:table-cell>
        </table:table-row>
        <table:table-row>
          <table:table-cell table:style-name="Tabelle1.D2" office:value-type="string">
            <text:p text:style-name="P12">Mustang</text:p>
          </table:table-cell>
          <table:table-cell table:style-name="Tabelle1.D2" office:value-type="string">
            <text:p text:style-name="P12">Java</text:p>
          </table:table-cell>
          <table:table-cell table:style-name="Tabelle1.D2" office:value-type="string">
            <text:p text:style-name="P12">APL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No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K3" office:value-type="string">
            <text:p text:style-name="P12">0 €</text:p>
          </table:table-cell>
        </table:table-row>
        <text:soft-page-break/>
        <table:table-row>
          <table:table-cell table:style-name="Tabelle1.D2" office:value-type="string">
            <text:p text:style-name="P12">https://github.com/stephanstapel/ZUGFeRD-csharp</text:p>
          </table:table-cell>
          <table:table-cell table:style-name="Tabelle1.D2" office:value-type="string">
            <text:p text:style-name="P12">C#</text:p>
          </table:table-cell>
          <table:table-cell table:style-name="Tabelle1.D2" office:value-type="string">
            <text:p text:style-name="P12">APL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No</text:p>
          </table:table-cell>
          <table:table-cell table:style-name="Tabelle1.D2" office:value-type="string">
            <text:p text:style-name="P16">No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K3" office:value-type="string">
            <text:p text:style-name="P12">0 €</text:p>
          </table:table-cell>
        </table:table-row>
      </table:table>
      <text:p text:style-name="Standard"/>
      <text:h text:style-name="Heading_20_2" text:outline-level="2"/>
      <text:p text:style-name="Text_20_body"/>
      <text:h text:style-name="Heading_20_2" text:outline-level="2"><text:bookmark-start text:name="__RefHeading__6971_418471081"/>Download/Project setup<text:bookmark-end text:name="__RefHeading__6971_418471081"/></text:h>
      <text:h text:style-name="Heading_20_3" text:outline-level="3"><text:bookmark-start text:name="__RefHeading__6973_418471081"/>Source code<text:bookmark-end text:name="__RefHeading__6973_418471081"/></text:h>
      <text:p text:style-name="Text_20_body">Home of the Mustangprojekt source code is <text:a xlink:type="simple" xlink:href="https://github.com/ZUGFeRD/mustangproject/" text:style-name="Internet_20_link" text:visited-style-name="Visited_20_Internet_20_Link">https://github.com/ZUGFeRD/mustangproject/</text:a></text:p>
      <text:h text:style-name="Heading_20_3" text:outline-level="3"><text:bookmark-start text:name="__RefHeading__6975_418471081"/>Project setup without Maven<text:bookmark-end text:name="__RefHeading__6975_418471081"/></text:h>
      <text:p text:style-name="Text_20_body">With installed OpenOffice.org or LibreOffice and Eclipse for Java.</text:p>
      <text:list xml:id="list4444336992405509021" text:style-name="L1">
        <text:list-item>
          <text:p text:style-name="P25">Start Eclipse, create a new Java-Eclipse-project, e.g. „MustangSample“. </text:p>
        </text:list-item>
        <text:list-item>
          <text:p text:style-name="P25">Change to that folder.</text:p>
        </text:list-item>
        <text:list-item>
          <text:p text:style-name="P25">Download </text:p>
          <text:list>
            <text:list-item>
              <text:p text:style-name="P25">Mustang</text:p>
              <text:list>
                <text:list-item>
                  <text:p text:style-name="P31">the JAR file <text:a xlink:type="simple" xlink:href="http://mustangproject.org/deploy/mustang-1.4.0-allinone.jar" text:style-name="Internet_20_link" text:visited-style-name="Visited_20_Internet_20_Link">http://mustangproject.org/deploy/mustang-1.4.0-allinone.jar</text:a><text:note text:id="ftn1" text:note-class="footnote"><text:note-citation>1</text:note-citation><text:note-body><text:p text:style-name="Footnote">If you anyway embed PDFBox (pdfbox, fontbox, preflight, xmpbox as well as their dependencies apache-commons-io and apache-commons-logging) you can also download the much lighter <text:a xlink:type="simple" xlink:href="http://mustangproject.org/deploy/mustang-1.4.0.jar" text:style-name="Internet_20_link" text:visited-style-name="Visited_20_Internet_20_Link">http://mustangproject.org/deploy/mustang-1.4.0.jar</text:a></text:p></text:note-body></text:note></text:p>
                </text:list-item>
                <text:list-item>
                  <text:p text:style-name="P25">the notice file <text:s/><text:a xlink:type="simple" xlink:href="http://mustangproject.org/deploy/NOTICE" text:style-name="Internet_20_link" text:visited-style-name="Visited_20_Internet_20_Link">http://mustangproject.org/deploy/NOTICE</text:a> </text:p>
                </text:list-item>
              </text:list>
            </text:list-item>
            <text:list-item>
              <text:p text:style-name="P25">Download the sample </text:p>
              <text:list>
                <text:list-item>
                  <text:p text:style-name="P25">Either download the sample PDF-A/1 sample invoice without ZUGFeRD metadata from <text:a xlink:type="simple" xlink:href="http://www.mustangproject.org/MustangGnuaccountingBeispielRE-20170509_505blanko.pdf" text:style-name="Internet_20_link" text:visited-style-name="Visited_20_Internet_20_Link">http://www.mustangproject.org/MustangGnuaccountingBeispielRE-20170509_505blanko.pdf</text:a> <text:s text:c="2"/></text:p>
                </text:list-item>
                <text:list-item>
                  <text:p text:style-name="P25">Alternatively create the invoice PDF yourself </text:p>
                  <text:list>
                    <text:list-item>
                      <text:p text:style-name="P25">Download <text:a xlink:type="simple" xlink:href="http://www.mustangproject.org/MustangGnuaccountingBeispielRE-20170509_505.odt" text:style-name="Internet_20_link" text:visited-style-name="Visited_20_Internet_20_Link">http://www.mustangproject.org/MustangGnuaccountingBeispielRE-20170509_505.odt</text:a></text:p>
                    </text:list-item>
                    <text:list-item>
                      <text:p text:style-name="P25">Open this OpenOffice.org source file in Writer</text:p>
                    </text:list-item>
                    <text:list-item>
                      <text:p text:style-name="P25">File|Export as PDF: Set the Checkbox PDF/A-1a in the export options</text:p>
                    </text:list-item>
                    <text:list-item>
                      <text:p text:style-name="P25">Save the PDF file as „<text:a xlink:type="simple" xlink:href="http://www.mustangproject.org/MustangGnuaccountingBeispielRE-20170509_505.odt" text:style-name="Internet_20_link" text:visited-style-name="Visited_20_Internet_20_Link">MustangGnuaccountingBeispielRE-20170509_505blanko.pdf</text:a>“ <text:s text:c="2"/></text:p>
                    </text:list-item>
                  </text:list>
                  <text:p text:style-name="P25"/>
                </text:list-item>
              </text:list>
            </text:list-item>
          </text:list>
        </text:list-item>
        <text:list-item>
          <text:p text:style-name="P25"><text:soft-page-break/>Switch back to Eclipse. Add the downloaded JAR files to your project (right click on project name, Properties) add as „external Jar“ to the „Build Path“ in the „libraries“ tab.</text:p>
        </text:list-item>
      </text:list>
      <text:h text:style-name="Heading_20_3" text:outline-level="3"><text:bookmark-start text:name="__RefHeading__6977_418471081"/>With Maven<text:bookmark-end text:name="__RefHeading__6977_418471081"/></text:h>
      <text:p text:style-name="Text_20_body">The following repository</text:p>
      <text:p text:style-name="Preformatted_20_Text">&lt;repositories&gt;</text:p>
      <text:p text:style-name="Preformatted_20_Text"><text:s text:c="4"/>&lt;repository&gt;</text:p>
      <text:p text:style-name="Preformatted_20_Text"><text:s text:c="8"/>&lt;id&gt;mustang-mvn-repo&lt;/id&gt;</text:p>
      <text:p text:style-name="Preformatted_20_Text"><text:s text:c="8"/>&lt;url&gt;https://raw.github.com/ZUGFeRD/mustangproject/mvn-repo/&lt;/url&gt;</text:p>
      <text:p text:style-name="Preformatted_20_Text"><text:s text:c="4"/>&lt;/repository&gt;</text:p>
      <text:p text:style-name="P17">&lt;/repositories&gt;</text:p>
      <text:p text:style-name="Text_20_body">serves the following dependency</text:p>
      <text:p text:style-name="Preformatted_20_Text">&lt;dependency&gt;</text:p>
      <text:p text:style-name="Preformatted_20_Text"><text:s text:c="2"/>&lt;groupId&gt;org.mustangproject.ZUGFeRD&lt;/groupId&gt;</text:p>
      <text:p text:style-name="Preformatted_20_Text"><text:s text:c="2"/>&lt;artifactId&gt;mustang&lt;/artifactId&gt;</text:p>
      <text:p text:style-name="Preformatted_20_Text"><text:s text:c="2"/>&lt;version&gt;1.4.0&lt;/version&gt;</text:p>
      <text:p text:style-name="P17">&lt;/dependency&gt;</text:p>
      <text:p text:style-name="Standard">It's a good idea to also import Apache Commons Logging and JAXB</text:p>
      <text:p text:style-name="P18"/>
      <text:p text:style-name="P18">&lt;dependency&gt; </text:p>
      <text:p text:style-name="P18"><text:s text:c="6"/>&lt;groupId&gt;commons-logging&lt;/groupId&gt; </text:p>
      <text:p text:style-name="P18"><text:s text:c="6"/>&lt;artifactId&gt;commons-logging&lt;/artifactId&gt; </text:p>
      <text:p text:style-name="P18"><text:s text:c="6"/>&lt;version&gt;1.1.1&lt;/version&gt; </text:p>
      <text:p text:style-name="P18">&lt;/dependency&gt;</text:p>
      <text:p text:style-name="P39"><text:span text:style-name="T33">&lt;</text:span><text:span text:style-name="T35">dependency</text:span><text:span text:style-name="T33">&gt;</text:span></text:p>
      <text:p text:style-name="P42"><text:span text:style-name="T4"><text:s text:c="4"/></text:span><text:span text:style-name="T33">&lt;</text:span><text:span text:style-name="T35">groupId</text:span><text:span text:style-name="T33">&gt;</text:span><text:span text:style-name="T4">com.sun.xml.bind</text:span><text:span text:style-name="T33">&lt;/</text:span><text:span text:style-name="T35">groupId</text:span><text:span text:style-name="T33">&gt;</text:span></text:p>
      <text:p text:style-name="P42"><text:span text:style-name="T4"><text:s text:c="4"/></text:span><text:span text:style-name="T33">&lt;</text:span><text:span text:style-name="T35">artifactId</text:span><text:span text:style-name="T33">&gt;</text:span><text:span text:style-name="T9">jaxb</text:span><text:span text:style-name="T4">-</text:span><text:span text:style-name="T9">impl</text:span><text:span text:style-name="T33">&lt;/</text:span><text:span text:style-name="T35">artifactId</text:span><text:span text:style-name="T33">&gt;</text:span></text:p>
      <text:p text:style-name="P42"><text:span text:style-name="T4"><text:s text:c="4"/></text:span><text:span text:style-name="T33">&lt;</text:span><text:span text:style-name="T35">version</text:span><text:span text:style-name="T33">&gt;</text:span><text:span text:style-name="T4">2.2.5</text:span><text:span text:style-name="T33">&lt;/</text:span><text:span text:style-name="T35">version</text:span><text:span text:style-name="T33">&gt;</text:span></text:p>
      <text:p text:style-name="P43"><text:span text:style-name="T34">&lt;/</text:span><text:span text:style-name="T36">dependency</text:span><text:span text:style-name="T34">&gt;</text:span></text:p>
      <text:h text:style-name="P21" text:outline-level="2"/>
      <text:h text:style-name="Heading_20_2" text:outline-level="2"><text:bookmark-start text:name="__RefHeading__6939_418471081"/>Reading ZUGFeRD data<text:bookmark-end text:name="__RefHeading__6939_418471081"/></text:h>
      <text:list xml:id="list1489438609" text:continue-list="list4444336992405509021" text:style-name="L1">
        <text:list-item text:start-value="1">
          <text:p text:style-name="P26">Download a proper sample with metadata like <text:a xlink:type="simple" xlink:href="http://www.mustangproject.org/MustangGnuaccountingBeispielRE-20170509_505.pdf" text:style-name="Internet_20_link" text:visited-style-name="Visited_20_Internet_20_Link">http://www.mustangproject.org/MustangGnuaccountingBeispielRE-20170509_505.pdf</text:a> .</text:p>
        </text:list-item>
        <text:list-item>
          <text:p text:style-name="P26">Create a new class in the src folder, called Reader. Check the „Public static void main()“ <text:s/>checkbox.</text:p>
        </text:list-item>
        <text:list-item>
          <text:p text:style-name="P32">Within the main method, enter „ZUGFeRDImporter zi=<text:span text:style-name="T1">new</text:span> ZUGFeRDImporter();“ and add the import by pressing STRG+SHIFT+O</text:p>
        </text:list-item>
        <text:list-item>
          <text:p text:style-name="P32">use zi.extract(PDF-filename) and <text:s/>canParse() to find out if ZUGFeRD-Data is present. </text:p>
        </text:list-item>
        <text:list-item>
          <text:p text:style-name="P32">After invoking zi.parse() you can access the getter-Methods like getAmount()</text:p>
        </text:list-item>
        <text:list-item>
          <text:p text:style-name="P32">There are only getters for few properties but additional ones can be addded easily. Which data is available can be seen in the ZUGFeRD-invoice.xml file embedded any ZUGFeRD compliant PDF</text:p>
        </text:list-item>
      </text:list>
      <text:p text:style-name="P10"/>
      <text:h text:style-name="Heading_20_3" text:outline-level="3"><text:bookmark-start text:name="__RefHeading__6941_418471081"/><text:soft-page-break/>Complete sample source code for reading ZUGFeRD data<text:bookmark-end text:name="__RefHeading__6941_418471081"/></text:h>
      <text:list xml:id="list2133806909" text:continue-numbering="true" text:style-name="L1">
        <text:list-header>
          <text:p text:style-name="P33"><text:s/></text:p>
        </text:list-header>
      </text:list>
      <text:p text:style-name="P9"><text:span text:style-name="T1">package</text:span> sample;</text:p>
      <text:p text:style-name="P6"/>
      <text:p text:style-name="P6"><text:span text:style-name="T1">import</text:span><text:span text:style-name="T4"> org.mustangproject.ZUGFeRD.ZUGFeRDImporter;</text:span></text:p>
      <text:p text:style-name="P6"/>
      <text:p text:style-name="P6"><text:span text:style-name="T1">public</text:span><text:span text:style-name="T4"> </text:span><text:span text:style-name="T1">class</text:span><text:span text:style-name="T4"> Read {</text:span></text:p>
      <text:p text:style-name="P6"/>
      <text:p text:style-name="P6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6"><text:span text:style-name="T4"><text:tab/><text:tab/>ZUGFeRDImporter zi=</text:span><text:span text:style-name="T1">new</text:span><text:span text:style-name="T4"> ZUGFeRDImporter();</text:span></text:p>
      <text:p text:style-name="P6"><text:span text:style-name="T4"><text:tab/><text:tab/>zi.extract(</text:span><text:span text:style-name="T18">"./MustangGnuaccountingBeispielRE-20170509_505.pdf"</text:span><text:span text:style-name="T4">);</text:span></text:p>
      <text:p text:style-name="P6"><text:span text:style-name="T4"><text:tab/><text:tab/>System.</text:span><text:span text:style-name="T23">out</text:span><text:span text:style-name="T4">.println(</text:span><text:span text:style-name="T18">"Reading ZUGFeRD"</text:span><text:span text:style-name="T4">);</text:span></text:p>
      <text:p text:style-name="P6"><text:span text:style-name="T4"><text:tab/><text:tab/></text:span><text:span text:style-name="T1">if</text:span><text:span text:style-name="T4"> (zi.canParse()) {</text:span></text:p>
      <text:p text:style-name="P2"><text:tab/><text:tab/><text:tab/>zi.parse();</text:p>
      <text:p text:style-name="P6"><text:span text:style-name="T4"><text:tab/><text:tab/><text:tab/>System.</text:span><text:span text:style-name="T23">out</text:span><text:span text:style-name="T4">.println(</text:span><text:span text:style-name="T18">"Due amount:"</text:span><text:span text:style-name="T4">+zi.getAmount());</text:span></text:p>
      <text:p text:style-name="P6"><text:span text:style-name="T4"><text:tab/><text:tab/><text:tab/>System.</text:span><text:span text:style-name="T23">out</text:span><text:span text:style-name="T4">.println(</text:span><text:span text:style-name="T18">"BIC:"</text:span><text:span text:style-name="T4">+zi.getBIC());</text:span></text:p>
      <text:p text:style-name="P6"><text:span text:style-name="T4"><text:tab/><text:tab/><text:tab/>System.</text:span><text:span text:style-name="T23">out</text:span><text:span text:style-name="T4">.println(</text:span><text:span text:style-name="T18">"IBAN:"</text:span><text:span text:style-name="T4">+zi.getIBAN());</text:span></text:p>
      <text:p text:style-name="P6"><text:span text:style-name="T4"><text:tab/><text:tab/><text:tab/>System.</text:span><text:span text:style-name="T23">out</text:span><text:span text:style-name="T4">.println(</text:span><text:span text:style-name="T18">"Account holder name:"</text:span><text:span text:style-name="T4">+zi.getHolder());</text:span></text:p>
      <text:p text:style-name="P6"><text:span text:style-name="T4"><text:tab/><text:tab/><text:tab/>System.</text:span><text:span text:style-name="T23">out</text:span><text:span text:style-name="T4">.println(</text:span><text:span text:style-name="T18">"Document:"</text:span><text:span text:style-name="T4">+zi.getForeignReference());</text:span></text:p>
      <text:p text:style-name="P2"><text:tab/><text:tab/>}</text:p>
      <text:p text:style-name="P2"><text:tab/>}</text:p>
      <text:p text:style-name="P2">}</text:p>
      <text:p text:style-name="P11"/>
      <text:h text:style-name="Heading_20_2" text:outline-level="2"><text:bookmark-start text:name="__RefHeading__6943_418471081"/>Writing a ZUGFeRD-PDF file<text:bookmark-end text:name="__RefHeading__6943_418471081"/></text:h>
      <text:p text:style-name="Text_20_body">A sample for writing ZUGFeRD PDFs is more comprehensive, because </text:p>
      <text:list xml:id="list4320022960501802932" text:style-name="L2">
        <text:list-item>
          <text:p text:style-name="P28">more data is being written than read in the read example and</text:p>
        </text:list-item>
        <text:list-item>
          <text:p text:style-name="P28">the exporter interacts via interfaces with your software.</text:p>
        </text:list-item>
      </text:list>
      <text:p text:style-name="Text_20_body"/>
      <text:list xml:id="list124309541" text:continue-list="list2133806909" text:style-name="L1">
        <text:list-item text:start-value="1">
          <text:p text:style-name="P25">Create a new class in the src-folder, e.g. MustangWriter. Check the checkbox to generate „Public static void main()“ .</text:p>
        </text:list-item>
        <text:list-item>
          <text:p text:style-name="P25">Change <text:s/><text:span text:style-name="T2">public</text:span><text:span text:style-name="T5"> </text:span><text:span text:style-name="T2">class</text:span><text:span text:style-name="T5"> MustangWriter to </text:span><text:span text:style-name="T2">public</text:span><text:span text:style-name="T5"> </text:span><text:span text:style-name="T2">class</text:span><text:span text:style-name="T5"> </text:span><text:span text:style-name="T7">MustangWriter</text:span><text:span text:style-name="T5"> </text:span><text:span text:style-name="T2">implements</text:span><text:span text:style-name="T5"> IZUGFeRDExportableTransaction</text:span></text:p>
        </text:list-item>
        <text:list-item>
          <text:p text:style-name="P25"><text:span text:style-name="T11">Add the following classes in in the same file:</text:span><text:span text:style-name="T5"> </text:span></text:p>
          <text:list>
            <text:list-item>
              <text:p text:style-name="P25"><text:span text:style-name="T2">class</text:span><text:span text:style-name="T5"> </text:span><text:span text:style-name="T6">Contact</text:span><text:span text:style-name="T5"> </text:span><text:span text:style-name="T2">implements</text:span><text:span text:style-name="T5"> IZUGFeRDExportableContact {}</text:span></text:p>
            </text:list-item>
            <text:list-item>
              <text:p text:style-name="P36"><text:span text:style-name="T1">class</text:span><text:span text:style-name="T4"> </text:span><text:span text:style-name="T9">Item</text:span><text:span text:style-name="T4"> </text:span><text:span text:style-name="T1">implements</text:span><text:span text:style-name="T4"> IZUGFeRDExportableItem {</text:span></text:p>
              <text:list>
                <text:list-header>
                  <text:p text:style-name="P36"><text:span text:style-name="T1">private</text:span><text:span text:style-name="T4"> BigDecimal </text:span><text:span text:style-name="T22">price</text:span><text:span text:style-name="T4">, </text:span><text:span text:style-name="T22">quantity</text:span><text:span text:style-name="T4">;</text:span></text:p>
                </text:list-header>
              </text:list>
            </text:list-item>
          </text:list>
          <text:p text:style-name="P37"><text:span text:style-name="T4"><text:tab/></text:span><text:span text:style-name="T1">private</text:span><text:span text:style-name="T4"> Product </text:span><text:span text:style-name="T22">product</text:span><text:span text:style-name="T4">;</text:span></text:p>
          <text:list text:continue-numbering="true">
            <text:list-header>
              <text:p text:style-name="P34">}</text:p>
            </text:list-header>
            <text:list-item>
              <text:p text:style-name="P36"><text:span text:style-name="T1">class</text:span><text:span text:style-name="T4"> Product </text:span><text:span text:style-name="T1">implements</text:span><text:span text:style-name="T4"> IZUGFeRDExportableProduct {</text:span></text:p>
              <text:list>
                <text:list-header>
                  <text:p text:style-name="P36"><text:span text:style-name="T1">private</text:span><text:span text:style-name="T4"> String </text:span><text:span text:style-name="T22">description</text:span><text:span text:style-name="T4">, </text:span><text:span text:style-name="T22">name</text:span><text:span text:style-name="T4">, </text:span><text:span text:style-name="T22">unit</text:span><text:span text:style-name="T4">;</text:span></text:p>
                </text:list-header>
              </text:list>
            </text:list-item>
          </text:list>
          <text:p text:style-name="P37"><text:span text:style-name="T4"><text:tab/></text:span><text:span text:style-name="T1">private</text:span><text:span text:style-name="T4"> BigDecimal </text:span><text:span text:style-name="T22">VATPercent</text:span><text:span text:style-name="T4">;</text:span></text:p>
          <text:list text:continue-numbering="true">
            <text:list-header>
              <text:p text:style-name="P35">}</text:p>
            </text:list-header>
          </text:list>
        </text:list-item>
        <text:list-item>
          <text:p text:style-name="P26">Generate the imports by pressing CTRL+SHIFT+O</text:p>
        </text:list-item>
        <text:list-item>
          <text:p text:style-name="P26">Click left on MustangWriter and press ALT+SHIFT+S, select Override/Implement Methods and press return.</text:p>
        </text:list-item>
        <text:list-item>
          <text:p text:style-name="P26"><text:soft-page-break/>Click on Contact and repeat the last step.</text:p>
        </text:list-item>
        <text:list-item>
          <text:p text:style-name="P26"><text:span text:style-name="T29">Click It</text:span>em, mark the variables, press ALT+SHIFT+S <text:s/>and select <text:s/>„<text:span text:style-name="T32">Generate Getters and Setters</text:span>“ first. Mark all members and press return.</text:p>
        </text:list-item>
        <text:list-item>
          <text:p text:style-name="P26">Click again on Item, press ALT+SHIFT+S and select „Generate Constructor using Fields“. Choose again all member variables and press return.</text:p>
        </text:list-item>
        <text:list-item>
          <text:p text:style-name="P26">Repeat the last two steps for „Product“: Click Product, mark the variables, press ALT+SHIFT+S and select „Generate Getters and Setters“. Choose all members and press return.</text:p>
        </text:list-item>
        <text:list-item>
          <text:p text:style-name="P26">Item also needs other methods besides the getter/setters, <text:s/>press ALT+SHIFT+S, and choose <text:s/>Override/Implement Methods</text:p>
        </text:list-item>
        <text:list-item>
          <text:p text:style-name="P26">Click on Product again, press ALT+SHIFT+S and select „Generate Constructor using Fields“. Choose all members again and press return.</text:p>
        </text:list-item>
        <text:list-item>
          <text:p text:style-name="P26">The following methods of Contact should return the following:</text:p>
          <text:list>
            <text:list-item>
              <text:p text:style-name="P36"><text:span text:style-name="T4">getCountry(): </text:span><text:span text:style-name="T18">"DE"</text:span></text:p>
            </text:list-item>
            <text:list-item>
              <text:p text:style-name="P36"><text:span text:style-name="T4">getLocation(): </text:span><text:span text:style-name="T18">"Spielkreis"</text:span></text:p>
            </text:list-item>
            <text:list-item>
              <text:p text:style-name="P36"><text:span text:style-name="T4">getName(): </text:span><text:span text:style-name="T18">"Theodor Est"</text:span></text:p>
            </text:list-item>
            <text:list-item>
              <text:p text:style-name="P36"><text:span text:style-name="T4">getStreet(): </text:span><text:span text:style-name="T18">"Bahnstr. 42"</text:span></text:p>
            </text:list-item>
            <text:list-item>
              <text:p text:style-name="P36"><text:span text:style-name="T4">getVATID(): </text:span><text:span text:style-name="T18">"DE999999999"</text:span></text:p>
            </text:list-item>
            <text:list-item>
              <text:p text:style-name="P36"><text:span text:style-name="T4">getZIP(): </text:span><text:span text:style-name="T18">"88802"</text:span><text:span text:style-name="T4">;</text:span></text:p>
            </text:list-item>
          </text:list>
        </text:list-item>
        <text:list-item>
          <text:p text:style-name="P26">The following methods of the main class should return the following:</text:p>
          <text:list>
            <text:list-item>
              <text:p text:style-name="P37"><text:span text:style-name="T4">getDeliveryDate(): </text:span><text:span text:style-name="T1">new</text:span><text:span text:style-name="T4"> GregorianCalendar(2017,Calendar.</text:span><text:span text:style-name="T23">MAY</text:span><text:span text:style-name="T4">,7).getTime()</text:span></text:p>
            </text:list-item>
            <text:list-item>
              <text:p text:style-name="P33">Pressing CTRL+SHIFT+O twice will import the necessary GregorianCalendar and Calendar class</text:p>
            </text:list-item>
            <text:list-item>
              <text:p text:style-name="P30"><text:span text:style-name="T8">getDueDate(): </text:span><text:span text:style-name="T3">new</text:span><text:span text:style-name="T8"> GregorianCalendar(2017,Calendar.</text:span><text:span text:style-name="T23">MAY</text:span><text:span text:style-name="T8">,30).getTime()</text:span></text:p>
            </text:list-item>
            <text:list-item>
              <text:p text:style-name="P30"><text:span text:style-name="T8">getIssueDate(): </text:span><text:span text:style-name="T3">new</text:span><text:span text:style-name="T8"> GregorianCalendar(2017,Calendar.</text:span><text:span text:style-name="T23">MAY</text:span><text:span text:style-name="T8">,9).getTime()</text:span></text:p>
            </text:list-item>
            <text:list-item>
              <text:p text:style-name="P30"><text:span text:style-name="T8">getNumber(): </text:span><text:span text:style-name="T19">"RE-20170509/505"</text:span></text:p>
            </text:list-item>
            <text:list-item>
              <text:p text:style-name="P30"><text:span text:style-name="T8">getOwnBIC(): </text:span><text:span text:style-name="T19">"COBADEFFXXX"</text:span></text:p>
            </text:list-item>
            <text:list-item>
              <text:p text:style-name="P30"><text:span text:style-name="T4">getOwnBankName(): </text:span><text:span text:style-name="T21">"Commerzbank"</text:span></text:p>
            </text:list-item>
            <text:list-item>
              <text:p text:style-name="P38"><text:span text:style-name="T4">getOwnCountry() </text:span><text:span text:style-name="T18">"DE"</text:span></text:p>
            </text:list-item>
            <text:list-item>
              <text:p text:style-name="P30"><text:span text:style-name="T4">getOwnIBAN(): </text:span><text:span text:style-name="T18">"DE88 2008 0000 0970 3757 00"</text:span></text:p>
            </text:list-item>
            <text:list-item>
              <text:p text:style-name="P38"><text:span text:style-name="T4">getOwnLocation() </text:span><text:span text:style-name="T18">"Stadthausen"</text:span></text:p>
            </text:list-item>
            <text:list-item>
              <text:p text:style-name="P30"><text:span text:style-name="T4">getOwnOrganisationName(): </text:span><text:span text:style-name="T18">"Bei Spiel GmbH"</text:span></text:p>
            </text:list-item>
            <text:list-item>
              <text:p text:style-name="P38"><text:span text:style-name="T4">getOwnStreet() </text:span><text:span text:style-name="T18">"Ecke 12"</text:span></text:p>
            </text:list-item>
            <text:list-item>
              <text:p text:style-name="P30"><text:span text:style-name="T4">getOwnTaxID(): </text:span><text:span text:style-name="T18">"22/815/0815/4"</text:span></text:p>
            </text:list-item>
            <text:list-item>
              <text:p text:style-name="P30"><text:span text:style-name="T4">getOwnVATID(): </text:span><text:span text:style-name="T18">"DE136695976"</text:span></text:p>
            </text:list-item>
            <text:list-item>
              <text:p text:style-name="P38"><text:span text:style-name="T4">getOwnZIP() </text:span><text:span text:style-name="T18">"12345"</text:span></text:p>
            </text:list-item>
            <text:list-item>
              <text:p text:style-name="P40"><text:span text:style-name="T4">getOwnOrganisationFullPlaintextInfo(): </text:span><text:span text:style-name="T18">"Bei Spiel GmbH\n"</text:span><text:span text:style-name="T4">+</text:span></text:p>
              <text:p text:style-name="P40"><text:span text:style-name="T18">"Ecke 12\n"</text:span><text:span text:style-name="T4">+</text:span></text:p>
              <text:p text:style-name="P40"><text:span text:style-name="T18">"12345 Stadthausen\n"</text:span><text:span text:style-name="T4">+</text:span></text:p>
              <text:p text:style-name="P41">"Geschäftsführer: Max Mustermann"</text:p>
            </text:list-item>
            <text:list-item>
              <text:p text:style-name="P30"><text:span text:style-name="T4">getRecipient(): </text:span><text:span text:style-name="T1">new</text:span><text:span text:style-name="T4"> Contact()</text:span></text:p>
            </text:list-item>
            <text:list-item>
              <text:p text:style-name="P32">getZFItems() of the main class can now create products and return them as a arrays of items:</text:p>
            </text:list-item>
          </text:list>
          <text:p text:style-name="P36"><text:span text:style-name="T4"><text:tab/><text:tab/>Item[] allItems=</text:span><text:span text:style-name="T1">new</text:span><text:span text:style-name="T4"> Item[3];</text:span></text:p>
        </text:list-item>
      </text:list>
      <text:p text:style-name="P6"><text:span text:style-name="T4"><text:tab/><text:tab/>Product designProduct=</text:span><text:span text:style-name="T1">new</text:span><text:span text:style-name="T4"> Product(</text:span><text:span text:style-name="T18">""</text:span><text:span text:style-name="T4">, </text:span><text:span text:style-name="T18">"Künstlerische Gestaltung (Stunde): Einer Beispielrechnung"</text:span><text:span text:style-name="T4">, </text:span><text:span text:style-name="T18">"HUR"</text:span><text:span text:style-name="T4">, </text:span><text:span text:style-name="T1">new</text:span><text:span text:style-name="T4"> BigDecimal(</text:span><text:span text:style-name="T18">"7.000000"</text:span><text:span text:style-name="T4">));</text:span></text:p>
      <text:p text:style-name="P6"><text:span text:style-name="T4"><text:tab/><text:tab/>Product balloonProduct=</text:span><text:span text:style-name="T1">new</text:span><text:span text:style-name="T4"> Product(</text:span><text:span text:style-name="T18">""</text:span><text:span text:style-name="T4">, </text:span><text:span text:style-name="T18">"Luftballon: Bunt, ca. 500ml"</text:span><text:span text:style-name="T4">, </text:span><text:span text:style-name="T18">"C62"</text:span><text:span text:style-name="T4">, </text:span><text:span text:style-name="T1">new</text:span><text:span text:style-name="T4"> BigDecimal(</text:span><text:span text:style-name="T18">"19.000000"</text:span><text:span text:style-name="T4">));</text:span></text:p>
      <text:p text:style-name="P6"><text:span text:style-name="T4"><text:tab/><text:tab/>Product airProduct=</text:span><text:span text:style-name="T1">new</text:span><text:span text:style-name="T4"> Product(</text:span><text:span text:style-name="T18">""</text:span><text:span text:style-name="T4">, </text:span><text:span text:style-name="T18">"Heiße Luft pro Liter"</text:span><text:span text:style-name="T4">, </text:span><text:span text:style-name="T18">"LTR"</text:span><text:span text:style-name="T4">, </text:span><text:span text:style-name="T1">new</text:span><text:span text:style-name="T4"> </text:span><text:span text:style-name="T4">BigDecimal(</text:span><text:span text:style-name="T18">"19.000000"</text:span><text:span text:style-name="T4">));</text:span></text:p>
      <text:p text:style-name="P2"><text:soft-page-break/><text:tab/><text:tab/></text:p>
      <text:p text:style-name="P6"><text:span text:style-name="T4"><text:tab/><text:tab/>allItems[0]=</text:span><text:span text:style-name="T1">new</text:span><text:span text:style-name="T4"> Item(</text:span><text:span text:style-name="T1">new</text:span><text:span text:style-name="T4"> BigDecimal(</text:span><text:span text:style-name="T18">"160"</text:span><text:span text:style-name="T4">), </text:span><text:span text:style-name="T1">new</text:span><text:span text:style-name="T4"> BigDecimal(</text:span><text:span text:style-name="T18">"1"</text:span><text:span text:style-name="T4">), designProduct);</text:span></text:p>
      <text:p text:style-name="P6"><text:span text:style-name="T4"><text:tab/><text:tab/>allItems[1]=</text:span><text:span text:style-name="T1">new</text:span><text:span text:style-name="T4"> Item(</text:span><text:span text:style-name="T1">new</text:span><text:span text:style-name="T4"> BigDecimal(</text:span><text:span text:style-name="T18">"0.79"</text:span><text:span text:style-name="T4">), </text:span><text:span text:style-name="T1">new</text:span><text:span text:style-name="T4"> BigDecimal(</text:span><text:span text:style-name="T18">"400"</text:span><text:span text:style-name="T4">), balloonProduct);</text:span></text:p>
      <text:p text:style-name="P6"><text:span text:style-name="T4"><text:tab/><text:tab/>allItems[2]=</text:span><text:span text:style-name="T1">new</text:span><text:span text:style-name="T4"> Item(</text:span><text:span text:style-name="T1">new</text:span><text:span text:style-name="T4"> BigDecimal(</text:span><text:span text:style-name="T18">"0.10"</text:span><text:span text:style-name="T4">), </text:span><text:span text:style-name="T1">new</text:span><text:span text:style-name="T4"> BigDecimal(</text:span><text:span text:style-name="T18">"200"</text:span><text:span text:style-name="T4">), airProduct);</text:span></text:p>
      <text:p text:style-name="P6"><text:span text:style-name="T4"><text:tab/><text:tab/></text:span><text:span text:style-name="T1">return</text:span><text:span text:style-name="T4"> allItems;</text:span></text:p>
      <text:list xml:id="list2124845581" text:continue-numbering="true" text:style-name="L1">
        <text:list-header>
          <text:p text:style-name="P34"/>
          <text:p text:style-name="P27"><text:s/></text:p>
          <text:list text:continue-numbering="true">
            <text:list-item>
              <text:p text:style-name="P26">Now create a private void apply method </text:p>
            </text:list-item>
            <text:list-item>
              <text:p text:style-name="P26">Please instantiate this main MustangWriter class in the main method and invoke the apply() function. </text:p>
            </text:list-item>
            <text:list-item>
              <text:p text:style-name="P26">In the apply-method you can now</text:p>
              <text:list>
                <text:list-item>
                  <text:p text:style-name="P26">instantiate a ZUGFeRDExporter , </text:p>
                </text:list-item>
                <text:list-item>
                  <text:p text:style-name="P26">invoke the ZUGFeRDExporter's PDFmakeA3compliant (with the file name, the „Producer“, i.e. Application- and „Creator“ ,i.e. Author name parameters) and </text:p>
                </text:list-item>
                <text:list-item>
                  <text:p text:style-name="P26">finally use the PDFattachZugferdFile-method (with the IZUGFeRDExportableTransation, i.e. „this“ as parameter) and <text:s text:c="4"/><text:tab/><text:tab/></text:p>
                </text:list-item>
                <text:list-item>
                  <text:p text:style-name="P26">use export to save again. The apply-method then looks – with according try/catch-blocks- as follows: <text:s text:c="2"/><text:tab/></text:p>
                </text:list-item>
              </text:list>
            </text:list-item>
          </text:list>
        </text:list-header>
      </text:list>
      <text:p text:style-name="P11"/>
      <text:p text:style-name="P6"><text:span text:style-name="T1"><text:tab/><text:tab/>try</text:span><text:span text:style-name="T4"> { </text:span></text:p>
      <text:p text:style-name="P6"><text:span text:style-name="T4"><text:tab/><text:tab/><text:tab/>System.</text:span><text:span text:style-name="T23">out</text:span><text:span text:style-name="T4">.println(</text:span><text:span text:style-name="T18">"Lese Blanko-PDF"</text:span><text:span text:style-name="T4">); </text:span></text:p>
      <text:p text:style-name="P6"><text:span text:style-name="T4"><text:tab/><text:tab/><text:tab/></text:span><text:span text:style-name="T25">// automatically add </text:span><text:span text:style-name="T26">Zugferd</text:span><text:span text:style-name="T25"> to all outgoing invoices </text:span></text:p>
      <text:p text:style-name="P6"><text:span text:style-name="T4"><text:tab/><text:tab/><text:tab/>ZUGFeRDExporter ze = </text:span><text:span text:style-name="T1">new</text:span><text:span text:style-name="T4"> ZUGFeRDExporter(); </text:span></text:p>
      <text:p text:style-name="P6"><text:span text:style-name="T4"><text:tab/><text:tab/><text:tab/>System.</text:span><text:span text:style-name="T23">out</text:span><text:span text:style-name="T4">.println(</text:span><text:span text:style-name="T18">"Wandle in PDF/A-3u um"</text:span><text:span text:style-name="T4">);</text:span></text:p>
      <text:p text:style-name="P6"><text:span text:style-name="T4"><text:tab/><text:tab/><text:tab/>ze.PDFmakeA3compliant(</text:span><text:span text:style-name="T18">"./MustangGnuaccountingBeispielRE-20170509_505blanko.pdf"</text:span><text:span text:style-name="T4">, </text:span><text:span text:style-name="T18">"My Application"</text:span><text:span text:style-name="T4">, </text:span></text:p>
      <text:p text:style-name="P6"><text:span text:style-name="T4"><text:tab/><text:tab/><text:tab/><text:tab/><text:tab/>System.</text:span><text:span text:style-name="T10">getProperty</text:span><text:span text:style-name="T4">(</text:span><text:span text:style-name="T18">"user.name"</text:span><text:span text:style-name="T4">), </text:span><text:span text:style-name="T1">true</text:span><text:span text:style-name="T4">); </text:span></text:p>
      <text:p text:style-name="P6"><text:span text:style-name="T4"><text:tab/><text:tab/><text:tab/>System.</text:span><text:span text:style-name="T23">out</text:span><text:span text:style-name="T4">.println(</text:span><text:span text:style-name="T18">"ZUGFeRD-Daten generieren und anhängen"</text:span><text:span text:style-name="T4">);</text:span></text:p>
      <text:p text:style-name="P6"><text:span text:style-name="T4"><text:tab/><text:tab/><text:tab/>ze.PDFattachZugferdFile(</text:span><text:span text:style-name="T1">this</text:span><text:span text:style-name="T4">); </text:span></text:p>
      <text:p text:style-name="P6"><text:span text:style-name="T4"><text:tab/><text:tab/><text:tab/>System.</text:span><text:span text:style-name="T23">out</text:span><text:span text:style-name="T4">.println(</text:span><text:span text:style-name="T18">"Schreibe ZUGFeRD-PDF"</text:span><text:span text:style-name="T4">);</text:span></text:p>
      <text:p text:style-name="P6"><text:span text:style-name="T4"><text:tab/><text:tab/><text:tab/>ze.export(</text:span><text:span text:style-name="T18">"./MustangGnuaccountingBeispielRE-20170509_505new.pdf"</text:span><text:span text:style-name="T4">); </text:span></text:p>
      <text:p text:style-name="P6"><text:span text:style-name="T4"><text:tab/><text:tab/><text:tab/>System.</text:span><text:span text:style-name="T23">out</text:span><text:span text:style-name="T4">.println(</text:span><text:span text:style-name="T18">"Fertig."</text:span><text:span text:style-name="T4">);<text:tab/><text:tab/><text:tab/></text:span></text:p>
      <text:p text:style-name="P6"><text:span text:style-name="T4"><text:tab/><text:tab/>} </text:span><text:span text:style-name="T1">catch</text:span><text:span text:style-name="T4"> (IOException e) { </text:span></text:p>
      <text:p text:style-name="P2"><text:tab/><text:tab/><text:tab/>e.printStackTrace(); </text:p>
      <text:p text:style-name="P6"><text:span text:style-name="T4"><text:tab/><text:tab/>} </text:span><text:span text:style-name="T1">catch</text:span><text:span text:style-name="T4"> (TransformerException e) { </text:span></text:p>
      <text:p text:style-name="P2"><text:tab/><text:tab/><text:tab/>e.printStackTrace(); </text:p>
      <text:p text:style-name="P6"><text:span text:style-name="T4"><text:tab/><text:tab/>} </text:span><text:span text:style-name="T1">catch</text:span><text:span text:style-name="T4"> (JAXBException e) { </text:span></text:p>
      <text:p text:style-name="P2"><text:tab/><text:tab/><text:tab/>e.printStackTrace(); </text:p>
      <text:p text:style-name="P2"><text:tab/><text:tab/>}</text:p>
      <text:list xml:id="list1982608782" text:continue-numbering="true" text:style-name="L1">
        <text:list-item>
          <text:list>
            <text:list-header>
              <text:p text:style-name="P27"/>
            </text:list-header>
            <text:list-item>
              <text:p text:style-name="P26">CTRL+SHIFT+O again helps with the imports</text:p>
            </text:list-item>
            <text:list-item>
              <text:p text:style-name="P26">„My Application“ and <text:span text:style-name="T28">System.</text:span><text:span text:style-name="T27">getProperty</text:span><text:span text:style-name="T28">(</text:span><text:span text:style-name="T20">"user.name"</text:span><text:span text:style-name="T28">) are stored in the m</text:span>eta data as „Producer“ (producing application) respectively „Creator“ (author). Please adjust accordingly.</text:p>
            </text:list-item>
            <text:list-item>
              <text:p text:style-name="P26"><text:soft-page-break/>Start it to write the ZUGFeRD invoice to the file specified in export.</text:p>
            </text:list-item>
            <text:list-item>
              <text:p text:style-name="P26">Adjust the NOTICE-File and add it to your application.</text:p>
            </text:list-item>
            <text:list-item>
              <text:p text:style-name="P26">Make sure the XML data in ZUGFeRD-invoice.xml in the created file always matches the PDF content visible to humans.</text:p>
            </text:list-item>
          </text:list>
        </text:list-item>
      </text:list>
      <text:p text:style-name="P2"><text:tab/><text:tab/></text:p>
      <text:h text:style-name="Heading_20_3" text:outline-level="3"><text:bookmark-start text:name="__RefHeading__6945_4184710811"/>Complete source code example for writing ZUGFeRD PDFs<text:bookmark-end text:name="__RefHeading__6945_4184710811"/></text:h>
      <text:p text:style-name="Standard"/>
      <text:p text:style-name="Standard">Please refer to the file MustangWriter.java in this directory.</text:p>
      <text:p text:style-name="P3"/>
      <text:h text:style-name="Heading_20_3" text:outline-level="3"><text:bookmark-start text:name="__RefHeading__6979_4184710811"/>Writing custom XML-Data<text:bookmark-end text:name="__RefHeading__6979_4184710811"/></text:h>
      <text:p text:style-name="Text_20_body">If you create your own ZUGFeRD-XML you can attach them using <text:span text:style-name="T12">setZUGFeRDXMLData</text:span>, in this case <text:span text:style-name="T12"><text:s/>PDFattachZugferdFile </text:span>is invoked with a null argument as follows:</text:p>
      <text:p text:style-name="P7"><text:span text:style-name="T12"><text:tab/> <text:s text:c="5"/></text:span><text:span text:style-name="T17">ZUGFeRDExporter </text:span><text:span text:style-name="T31">ze</text:span><text:span text:style-name="T17">;</text:span></text:p>
      <text:p text:style-name="P8"><text:span text:style-name="T4"><text:tab/><text:tab/></text:span><text:span text:style-name="T1">try</text:span><text:span text:style-name="T4"> {</text:span></text:p>
      <text:p text:style-name="P8"><text:span text:style-name="T4"><text:tab/><text:tab/><text:tab/></text:span><text:span text:style-name="T30">ze</text:span><text:span text:style-name="T4"> = </text:span><text:span text:style-name="T1">new</text:span><text:span text:style-name="T4"> ZUGFeRDExporter();</text:span></text:p>
      <text:p text:style-name="P8"><text:span text:style-name="T4"><text:tab/><text:tab/><text:tab/>System.</text:span><text:span text:style-name="T24">out</text:span><text:span text:style-name="T4">.println(</text:span><text:span text:style-name="T18">"Converting to PDF/A-3u"</text:span><text:span text:style-name="T4">);</text:span></text:p>
      <text:p text:style-name="P8"><text:span text:style-name="T4"><text:tab/><text:tab/><text:tab/></text:span><text:span text:style-name="T30">ze</text:span><text:span text:style-name="T4">.PDFmakeA3compliant(</text:span><text:span text:style-name="T18">"./Source.pdf"</text:span><text:span text:style-name="T4">, </text:span><text:span text:style-name="T18">"My Application"</text:span><text:span text:style-name="T4">,</text:span></text:p>
      <text:p text:style-name="P8"><text:span text:style-name="T4"><text:tab/><text:tab/><text:tab/>System.</text:span><text:span text:style-name="T10">getProperty</text:span><text:span text:style-name="T4">(</text:span><text:span text:style-name="T18">"user.name"</text:span><text:span text:style-name="T4">), </text:span><text:span text:style-name="T1">true</text:span><text:span text:style-name="T4">);</text:span></text:p>
      <text:p text:style-name="P8"><text:span text:style-name="T4"><text:tab/><text:tab/><text:tab/>System.</text:span><text:span text:style-name="T24">out</text:span><text:span text:style-name="T4">.println(</text:span><text:span text:style-name="T18">"Attaching ZUGFeRD-Data"</text:span><text:span text:style-name="T4">);</text:span></text:p>
      <text:p text:style-name="P8"><text:span text:style-name="T4"><text:tab/><text:tab/><text:tab/>String </text:span><text:span text:style-name="T30">ownZUGFeRDXML</text:span><text:span text:style-name="T4"> = </text:span><text:span text:style-name="T18">"&lt;some&gt;&lt;xml attrib='value'/&gt;&lt;/some&gt;"</text:span><text:span text:style-name="T4">;</text:span></text:p>
      <text:p text:style-name="P8"><text:span text:style-name="T4"><text:tab/><text:tab/><text:tab/></text:span><text:span text:style-name="T30">ze</text:span><text:span text:style-name="T4">.setZUGFeRDXMLData(</text:span><text:span text:style-name="T30">ownZUGFeRDXML</text:span><text:span text:style-name="T4">.getBytes());</text:span></text:p>
      <text:p text:style-name="P8"><text:span text:style-name="T4"><text:tab/><text:tab/><text:tab/></text:span><text:span text:style-name="T30">ze</text:span><text:span text:style-name="T4">.PDFattachZugferdFile(</text:span><text:span text:style-name="T1">null</text:span><text:span text:style-name="T4">);</text:span></text:p>
      <text:p text:style-name="P8"><text:span text:style-name="T4"><text:tab/><text:tab/><text:tab/>System.</text:span><text:span text:style-name="T24">out</text:span><text:span text:style-name="T4">.println(</text:span><text:span text:style-name="T18">"Writing ZUGFeRD-PDF"</text:span><text:span text:style-name="T4">);</text:span></text:p>
      <text:p text:style-name="P8"><text:span text:style-name="T4"><text:tab/><text:tab/><text:tab/></text:span><text:span text:style-name="T30">ze</text:span><text:span text:style-name="T4">.export(</text:span><text:span text:style-name="T18">"./Target.pdf"</text:span><text:span text:style-name="T4">);</text:span></text:p>
      <text:p text:style-name="P8"><text:span text:style-name="T4"><text:tab/><text:tab/>} </text:span><text:span text:style-name="T1">catch</text:span><text:span text:style-name="T4"> (JAXBException </text:span><text:span text:style-name="T30">e</text:span><text:span text:style-name="T4">) {</text:span></text:p>
      <text:p text:style-name="P8"><text:span text:style-name="T4"><text:tab/><text:tab/><text:tab/></text:span><text:span text:style-name="T30">e</text:span><text:span text:style-name="T4">.printStackTrace();</text:span></text:p>
      <text:p text:style-name="P8"><text:span text:style-name="T4"><text:tab/><text:tab/>} </text:span><text:span text:style-name="T1">catch</text:span><text:span text:style-name="T4"> (IOException </text:span><text:span text:style-name="T30">e</text:span><text:span text:style-name="T4">) {</text:span></text:p>
      <text:p text:style-name="P8"><text:span text:style-name="T4"><text:tab/><text:tab/><text:tab/></text:span><text:span text:style-name="T30">e</text:span><text:span text:style-name="T4">.printStackTrace();</text:span></text:p>
      <text:p text:style-name="P8"><text:span text:style-name="T4"><text:tab/><text:tab/>} </text:span><text:span text:style-name="T1">catch</text:span><text:span text:style-name="T4"> (TransformerException </text:span><text:span text:style-name="T30">e</text:span><text:span text:style-name="T4">) {</text:span></text:p>
      <text:p text:style-name="P8"><text:span text:style-name="T4"><text:tab/><text:tab/><text:tab/></text:span><text:span text:style-name="T30">e</text:span><text:span text:style-name="T4">.printStackTrace();</text:span></text:p>
      <text:p text:style-name="P5"><text:tab/><text:tab/>}</text:p>
      <text:p text:style-name="P4"/>
      <text:h text:style-name="P24" text:outline-level="3"><text:bookmark-start text:name="__RefHeading__7143_1002515601"/>Supplementary functions<text:bookmark-end text:name="__RefHeading__7143_1002515601"/></text:h>
      <text:list xml:id="list5402260029751910452" text:style-name="L3">
        <text:list-item>
          <text:p text:style-name="P29"><text:span text:style-name="T15">ZUGFeRDExporter.setTest()</text:span><text:span text:style-name="T13"> sets a attribute in the XML strcuture used to identify test invoices.</text:span></text:p>
        </text:list-item>
        <text:list-item>
          <text:p text:style-name="P29"><text:span text:style-name="T16">ZUGFeRDExporter.ignoreA1Errors()</text:span><text:span text:style-name="T14"> skips the check of the input file whether it's valid PDF/A-1</text:span></text:p>
        </text:list-item>
      </text:list>
      <text:h text:style-name="P2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modern" style:font-pitch="variable"/>
    <style:font-face style:name="Liberation Mono1" svg:font-family="'Liberation Mono'" style:font-family-generic="moder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7-06-10T12:27:33</dc:date>
    <dc:creator>Jochen Stärk</dc:creator>
    <meta:editing-duration>PT11H28M11S</meta:editing-duration>
    <meta:editing-cycles>68</meta:editing-cycles>
    <meta:generator>OpenOffice/4.1.2$Unix OpenOffice.org_project/412m3$Build-9782</meta:generator>
    <meta:printed-by>Jochen Stärk</meta:printed-by>
    <meta:print-date>2014-07-06T11:49:33</meta:print-date>
    <meta:document-statistic meta:table-count="1" meta:image-count="0" meta:object-count="0" meta:page-count="7" meta:paragraph-count="270" meta:word-count="1328" meta:character-count="11216"/>
    <meta:user-defined meta:name="state">defaultstate</meta:user-defined>
  </office:meta>
</office:document-meta>
</file>